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8:00:34.099493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6T18:35:14.660026194</dc:date>
    <meta:editing-duration>PT11H35M26S</meta:editing-duration>
    <meta:editing-cycles>23</meta:editing-cycles>
    <meta:generator>LibreOffice/7.2.1.2$Linux_X86_64 LibreOffice_project/20$Build-2</meta:generator>
    <meta:document-statistic meta:table-count="3" meta:cell-count="1572" meta:object-count="0"/>
  </office:meta>
</office:document-meta>
</file>